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3" style:family="paragraph" style:parent-style-name="Standard" style:master-page-name="Standard">
      <style:paragraph-properties fo:line-height="115%" fo:text-align="justify" style:justify-single-word="false" style:page-number="auto" fo:break-before="auto" fo:break-after="auto" style:writing-mode="lr-tb"/>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s://www.fimfiction.net/story/67362/hard-reset" text:style-name="Internet_20_link" text:visited-style-name="Visited_20_Internet_20_Link">Hard</text:a><text:a xlink:type="simple" xlink:href="https://www.fimfiction.net/story/67362/hard-reset" text:style-name="Internet_20_link" text:visited-style-name="Visited_20_Internet_20_Link"> </text:a><text:a xlink:type="simple" xlink:href="https://www.fimfiction.net/story/67362/hard-reset" text:style-name="Internet_20_link" text:visited-style-name="Visited_20_Internet_20_Link">Reset</text:a><text:span text:style-name="T3">, by Eakin</text:span></text:p>
      <text:p text:style-name="P1">obrazki zmiennokształtne: </text:p>
      <text:p text:style-name="P1"><text:a xlink:type="simple" xlink:href="https://cdn-img.fimfiction.net/story/gmtr-1432458620-67362-full" text:style-name="Internet_20_link" text:visited-style-name="Visited_20_Internet_20_Link">https</text:a><text:a xlink:type="simple" xlink:href="https://cdn-img.fimfiction.net/story/gmtr-1432458620-67362-full" text:style-name="Internet_20_link" text:visited-style-name="Visited_20_Internet_20_Link">://</text:a><text:a xlink:type="simple" xlink:href="https://cdn-img.fimfiction.net/story/gmtr-1432458620-67362-full" text:style-name="Internet_20_link" text:visited-style-name="Visited_20_Internet_20_Link">cdn</text:a><text:a xlink:type="simple" xlink:href="https://cdn-img.fimfiction.net/story/gmtr-1432458620-67362-full" text:style-name="Internet_20_link" text:visited-style-name="Visited_20_Internet_20_Link">-</text:a><text:a xlink:type="simple" xlink:href="https://cdn-img.fimfiction.net/story/gmtr-1432458620-67362-full" text:style-name="Internet_20_link" text:visited-style-name="Visited_20_Internet_20_Link">img</text:a><text:a xlink:type="simple" xlink:href="https://cdn-img.fimfiction.net/story/gmtr-1432458620-67362-full" text:style-name="Internet_20_link" text:visited-style-name="Visited_20_Internet_20_Link">.</text:a><text:a xlink:type="simple" xlink:href="https://cdn-img.fimfiction.net/story/gmtr-1432458620-67362-full" text:style-name="Internet_20_link" text:visited-style-name="Visited_20_Internet_20_Link">fimfiction</text:a><text:a xlink:type="simple" xlink:href="https://cdn-img.fimfiction.net/story/gmtr-1432458620-67362-full" text:style-name="Internet_20_link" text:visited-style-name="Visited_20_Internet_20_Link">.</text:a><text:a xlink:type="simple" xlink:href="https://cdn-img.fimfiction.net/story/gmtr-1432458620-67362-full" text:style-name="Internet_20_link" text:visited-style-name="Visited_20_Internet_20_Link">net</text:a><text:a xlink:type="simple" xlink:href="https://cdn-img.fimfiction.net/story/gmtr-1432458620-67362-full" text:style-name="Internet_20_link" text:visited-style-name="Visited_20_Internet_20_Link">/</text:a><text:a xlink:type="simple" xlink:href="https://cdn-img.fimfiction.net/story/gmtr-1432458620-67362-full" text:style-name="Internet_20_link" text:visited-style-name="Visited_20_Internet_20_Link">story</text:a><text:a xlink:type="simple" xlink:href="https://cdn-img.fimfiction.net/story/gmtr-1432458620-67362-full" text:style-name="Internet_20_link" text:visited-style-name="Visited_20_Internet_20_Link">/</text:a><text:a xlink:type="simple" xlink:href="https://cdn-img.fimfiction.net/story/gmtr-1432458620-67362-full" text:style-name="Internet_20_link" text:visited-style-name="Visited_20_Internet_20_Link">gmtr</text:a><text:a xlink:type="simple" xlink:href="https://cdn-img.fimfiction.net/story/gmtr-1432458620-67362-full" text:style-name="Internet_20_link" text:visited-style-name="Visited_20_Internet_20_Link">-1432458620-67362-</text:a><text:a xlink:type="simple" xlink:href="https://cdn-img.fimfiction.net/story/gmtr-1432458620-67362-full" text:style-name="Internet_20_link" text:visited-style-name="Visited_20_Internet_20_Link">full</text:a></text:p>
      <text:p text:style-name="P1"><text:a xlink:type="simple" xlink:href="http://board.everypony.ru/rpg/src/135066705855.jpg" text:style-name="Internet_20_link" text:visited-style-name="Visited_20_Internet_20_Link">http</text:a><text:a xlink:type="simple" xlink:href="http://board.everypony.ru/rpg/src/135066705855.jpg" text:style-name="Internet_20_link" text:visited-style-name="Visited_20_Internet_20_Link">://</text:a><text:a xlink:type="simple" xlink:href="http://board.everypony.ru/rpg/src/135066705855.jpg" text:style-name="Internet_20_link" text:visited-style-name="Visited_20_Internet_20_Link">board</text:a><text:a xlink:type="simple" xlink:href="http://board.everypony.ru/rpg/src/135066705855.jpg" text:style-name="Internet_20_link" text:visited-style-name="Visited_20_Internet_20_Link">.</text:a><text:a xlink:type="simple" xlink:href="http://board.everypony.ru/rpg/src/135066705855.jpg" text:style-name="Internet_20_link" text:visited-style-name="Visited_20_Internet_20_Link">everypony</text:a><text:a xlink:type="simple" xlink:href="http://board.everypony.ru/rpg/src/135066705855.jpg" text:style-name="Internet_20_link" text:visited-style-name="Visited_20_Internet_20_Link">.</text:a><text:a xlink:type="simple" xlink:href="http://board.everypony.ru/rpg/src/135066705855.jpg" text:style-name="Internet_20_link" text:visited-style-name="Visited_20_Internet_20_Link">ru</text:a><text:a xlink:type="simple" xlink:href="http://board.everypony.ru/rpg/src/135066705855.jpg" text:style-name="Internet_20_link" text:visited-style-name="Visited_20_Internet_20_Link">/</text:a><text:a xlink:type="simple" xlink:href="http://board.everypony.ru/rpg/src/135066705855.jpg" text:style-name="Internet_20_link" text:visited-style-name="Visited_20_Internet_20_Link">rpg</text:a><text:a xlink:type="simple" xlink:href="http://board.everypony.ru/rpg/src/135066705855.jpg" text:style-name="Internet_20_link" text:visited-style-name="Visited_20_Internet_20_Link">/</text:a><text:a xlink:type="simple" xlink:href="http://board.everypony.ru/rpg/src/135066705855.jpg" text:style-name="Internet_20_link" text:visited-style-name="Visited_20_Internet_20_Link">src</text:a><text:a xlink:type="simple" xlink:href="http://board.everypony.ru/rpg/src/135066705855.jpg" text:style-name="Internet_20_link" text:visited-style-name="Visited_20_Internet_20_Link">/135066705855.</text:a><text:a xlink:type="simple" xlink:href="http://board.everypony.ru/rpg/src/135066705855.jpg" text:style-name="Internet_20_link" text:visited-style-name="Visited_20_Internet_20_Link">jpg</text:a></text:p>
      <text:p text:style-name="P1"/>
      <text:p text:style-name="P1"/>
      <text:p text:style-name="P2">Motyw zabawy z czasem jest dość popularnym wątkiem w opowiadaniach. A jeśli zostanie wrzucony w otoczkę czarnej komedii, to otrzymujemy całkiem ciekawą mieszankę.</text:p>
      <text:p text:style-name="P1"/>
      <text:p text:style-name="P2">Canterlot, kilka miesięcy po serialowym uratowaniu miasta przed Chrysalis i jej rojem. Twilight bada zaklęcie, nad którym dawno temu głowił się (a to niespodzianka) Star Swirl, Brodatym też zwany. Powierniczka Elementu Magii oczywiście próbuje owo zaklęcie rzucić, co kończy się magicznym wybuchem i okropnym bólem głowy. Chwilę potem Canterlot staje się ponownie celem ataku podmieńców, a sama Twilight ginie i chwilę później… budzi się z bólem głowy tuż po wspomnianym magicznym wybuchu. Teraz nasza dzielna klacz musi ocalić miasto i inne kucyki, co w pojedynkę nie jest łatwe. Na szczęście szybko orientuje się, że może wykorzystać fakt utknięcia w pętli czasu na swoją korzyść…</text:p>
      <text:p text:style-name="P2">Początkowo Twilight jest naszą znaną i lubianą badaczką ze skłonnościami do nadmiernej analizy, ale na skutek kolejnych powrotów do przeszłości zaczyna w pewnym momencie wyznawać zasadę „carpe diem” i żeby nie zwariować od układania kolejnych planów ratowania świata, poświęca się… różnym innym aktywnościom, krótko mówiąc. I powoduje to wiele sytuacji, przez które co rusz wybuchałem gromkim śmiechem. Bardzo podobał mi się ten zabieg, acz gdyby nie fakt, że to komedia, to szybko mógłby zostać uznany za przesadzony. Mimo to jedna ze scen (shippingowa, a jakże) znalazła się na samej granicy, a nawet machnęła ogonem poza nią.</text:p>
      <text:p text:style-name="P1">Tekst jest napisany w miarę przystępnym językiem, choć pojawia się nieco slangu i gier słownych. Z oczywistych względów nie polecam go młodszym odbiorcom czy osobom wyczulonym na większe ilości krwi i brutalniejsze opisy.</text:p>
      <text:p text:style-name="P2">Fanfik nie jest bez wad, a największą z nich jest właśnie tag [dark]. Niby normalne, to w końcu czarna komedia, ale cały czas ma się wrażenie, że fik mógłby się obejść bez tego. Że niepotrzebne było nagłe przedstawienie podmieńców jako brutalnie mordujących kuce najeźdźców (choć to jest poniekąd wyjaśnione) czy kucyków, które w obliczu prawdziwego zagrożenia odpowiadają tym samym. Czepianie się na wyrost? Być może, ale ta sytuacja momentami mocno kłuje w oczy. </text:p>
      <text:p text:style-name="P2">Jeśli ktoś lubi czarne komedie, to ten tekst jest w sam raz dla niego. Jeśli ktoś lubi motywy zabawy czasem, to również się tu odnajdzie. Autor zgrabnie łączy obie te cechy i dodatkowo dodaje do całości nieco zwariowaną Twilight, która sprawdza się zawsze i wszędzie. Ode mnie fik dostaje 8/10 i szczere polecen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editing-cycles>2</meta:editing-cycles>
    <dc:date>2015-07-01T01:39:59.493000000</dc:date>
    <meta:editing-duration>PT2H21M37S</meta:editing-duration>
    <meta:document-statistic meta:table-count="0" meta:image-count="0" meta:object-count="0" meta:page-count="1" meta:paragraph-count="10" meta:word-count="390" meta:character-count="2631" meta:non-whitespace-character-count="2249"/>
  </office:meta>
</office:document-meta>
</file>